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 fo:text-align="center" style:justify-single-word="false"/>
      <style:text-properties fo:color="#d4d4d4" style:font-name="Menlo" fo:font-size="14pt" fo:font-weight="normal" officeooo:rsid="000d9422" officeooo:paragraph-rsid="000d9422" fo:background-color="#1e1e1e" style:font-size-asian="14pt" style:font-size-complex="14pt"/>
    </style:style>
    <style:style style:name="P3" style:family="paragraph" style:parent-style-name="Standard">
      <style:paragraph-properties style:line-height-at-least="0.4cm"/>
    </style:style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4ec9b0"/>
    </style:style>
    <style:style style:name="T4" style:family="text">
      <style:text-properties fo:color="#6a9955"/>
    </style:style>
    <style:style style:name="T5" style:family="text">
      <style:text-properties fo:color="#ce9178"/>
    </style:style>
    <style:style style:name="T6" style:family="text">
      <style:text-properties fo:color="#dcdcaa"/>
    </style:style>
    <style:style style:name="T7" style:family="text">
      <style:text-properties fo:color="#9cdcfe"/>
    </style:style>
    <style:style style:name="T8" style:family="text">
      <style:text-properties fo:color="#c586c0"/>
    </style:style>
    <style:style style:name="T9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quette « GET »</text:span></text:p>
      <text:p text:style-name="P1"><text:span text:style-name="T1"/></text:p>
      <text:p text:style-name="P1"><text:span text:style-name="T1">const</text:span> <text:span text:style-name="T2">req</text:span> = <text:span text:style-name="T1">new</text:span> <text:span text:style-name="T3">XMLHttpRequest</text:span>(); <text:span text:style-name="T4">// Variable pour la requette XMLHttp</text:span></text:p>
      <text:p text:style-name="P1"><text:span text:style-name="T1">const</text:span> <text:span text:style-name="T2">method</text:span> = <text:span text:style-name="T5">"GET"</text:span>; <text:span text:style-name="T4">// variable pour la méthode "GET" ce qui nous permet récupérer les éléments du serveur</text:span></text:p>
      <text:p text:style-name="P1"><text:span text:style-name="T1">const</text:span> <text:span text:style-name="T2">url</text:span> = <text:span text:style-name="T5">'https://jsonplaceholder.typicode.com/posts'</text:span>; <text:span text:style-name="T4">// variable de l'URL avec le posts que nous ciblons</text:span></text:p>
      <text:p text:style-name="P3"/>
      <text:p text:style-name="P1"><text:span text:style-name="T2">req</text:span>.<text:span text:style-name="T6">open</text:span>(<text:span text:style-name="T2">method</text:span>, <text:span text:style-name="T2">url</text:span>);</text:p>
      <text:p text:style-name="P3"/>
      <text:p text:style-name="P1"><text:span text:style-name="T2">req</text:span>.<text:span text:style-name="T6">onreadystatechange</text:span> = <text:span text:style-name="T1">function</text:span>(<text:span text:style-name="T7">event</text:span>){</text:p>
      <text:p text:style-name="P1"><text:span text:style-name="T8">if</text:span>(<text:span text:style-name="T1">this</text:span>.<text:span text:style-name="T2">readyState</text:span> === <text:span text:style-name="T3">XMLHttpRequest</text:span>.<text:span text:style-name="T2">DONE</text:span>){</text:p>
      <text:p text:style-name="P1"><text:span text:style-name="T8">if</text:span>(<text:span text:style-name="T1">this</text:span>.<text:span text:style-name="T2">status</text:span> === <text:span text:style-name="T9">200</text:span>){</text:p>
      <text:p text:style-name="P1"><text:span text:style-name="T7">console</text:span>.<text:span text:style-name="T6">log</text:span>(<text:span text:style-name="T7">JSON</text:span>.<text:span text:style-name="T6">parse</text:span>(<text:span text:style-name="T1">this</text:span>.<text:span text:style-name="T2">responseText</text:span>));</text:p>
      <text:p text:style-name="P1">} <text:span text:style-name="T8">else</text:span>{</text:p>
      <text:p text:style-name="P1"><text:span text:style-name="T7">console</text:span>.<text:span text:style-name="T6">log</text:span>(<text:span text:style-name="T5">"Statut :"</text:span> + <text:span text:style-name="T1">this</text:span>.<text:span text:style-name="T2">status</text:span>);</text:p>
      <text:p text:style-name="P1">}</text:p>
      <text:p text:style-name="P1">}</text:p>
      <text:p text:style-name="P1">}</text:p>
      <text:p text:style-name="P3"/>
      <text:p text:style-name="P1"><text:span text:style-name="T2">req</text:span>.<text:span text:style-name="T6">send</text:span>(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0:30:54.028730694</meta:creation-date>
    <dc:date>2020-10-08T10:32:03.709211567</dc:date>
    <meta:editing-duration>PT1M11S</meta:editing-duration>
    <meta:editing-cycles>1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15" meta:word-count="70" meta:character-count="536" meta:non-whitespace-character-count="481"/>
  </office:meta>
</office:document-meta>
</file>